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rsid="0003db40" officeooo:paragraph-rsid="0004fad1"/>
    </style:style>
    <style:style style:name="P3" style:family="paragraph" style:parent-style-name="Standard">
      <style:text-properties officeooo:rsid="009b8508" officeooo:paragraph-rsid="00bc3eb6"/>
    </style:style>
    <style:style style:name="P4" style:family="paragraph" style:parent-style-name="Standard">
      <style:text-properties officeooo:rsid="009b8508" officeooo:paragraph-rsid="00c14643"/>
    </style:style>
    <style:style style:name="P5" style:family="paragraph" style:parent-style-name="Standard">
      <style:text-properties officeooo:rsid="009b8508" officeooo:paragraph-rsid="00c43ac7"/>
    </style:style>
    <style:style style:name="P6" style:family="paragraph" style:parent-style-name="Standard">
      <style:text-properties officeooo:rsid="009b8508" officeooo:paragraph-rsid="00cd0507"/>
    </style:style>
    <style:style style:name="P7" style:family="paragraph" style:parent-style-name="Standard">
      <style:text-properties officeooo:rsid="009b8508" officeooo:paragraph-rsid="00cdf802"/>
    </style:style>
    <style:style style:name="P8" style:family="paragraph" style:parent-style-name="Standard">
      <style:text-properties officeooo:rsid="009b8508" officeooo:paragraph-rsid="00d073c2"/>
    </style:style>
    <style:style style:name="P9" style:family="paragraph" style:parent-style-name="Standard">
      <style:text-properties officeooo:rsid="00bc3eb6" officeooo:paragraph-rsid="00bc3eb6"/>
    </style:style>
    <style:style style:name="P10" style:family="paragraph" style:parent-style-name="Standard">
      <style:text-properties officeooo:rsid="00cdf802" officeooo:paragraph-rsid="00cdf802"/>
    </style:style>
    <style:style style:name="P11" style:family="paragraph" style:parent-style-name="Standard">
      <style:text-properties officeooo:rsid="00c07f36" officeooo:paragraph-rsid="00c07f36"/>
    </style:style>
    <style:style style:name="P12" style:family="paragraph" style:parent-style-name="Standard">
      <style:text-properties officeooo:rsid="00c11d6f" officeooo:paragraph-rsid="00c11d6f"/>
    </style:style>
    <style:style style:name="P13" style:family="paragraph" style:parent-style-name="Standard">
      <style:text-properties officeooo:rsid="00c944d9" officeooo:paragraph-rsid="00c43ac7"/>
    </style:style>
    <style:style style:name="P14" style:family="paragraph" style:parent-style-name="Standard">
      <style:text-properties officeooo:rsid="00bf1302" officeooo:paragraph-rsid="00bc3eb6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8adf03"/>
    </style:style>
    <style:style style:name="T6" style:family="text">
      <style:text-properties officeooo:rsid="008b1689"/>
    </style:style>
    <style:style style:name="T7" style:family="text">
      <style:text-properties officeooo:rsid="009beebd"/>
    </style:style>
    <style:style style:name="T8" style:family="text">
      <style:text-properties officeooo:rsid="00b832a3"/>
    </style:style>
    <style:style style:name="T9" style:family="text">
      <style:text-properties officeooo:rsid="00b9033e"/>
    </style:style>
    <style:style style:name="T10" style:family="text">
      <style:text-properties officeooo:rsid="00bc10e3"/>
    </style:style>
    <style:style style:name="T11" style:family="text">
      <style:text-properties officeooo:rsid="00bc3eb6"/>
    </style:style>
    <style:style style:name="T12" style:family="text">
      <style:text-properties officeooo:rsid="00be1a48"/>
    </style:style>
    <style:style style:name="T13" style:family="text">
      <style:text-properties officeooo:rsid="00bf1302"/>
    </style:style>
    <style:style style:name="T14" style:family="text">
      <style:text-properties officeooo:rsid="00c14643"/>
    </style:style>
    <style:style style:name="T15" style:family="text">
      <style:text-properties officeooo:rsid="00c2d74e"/>
    </style:style>
    <style:style style:name="T16" style:family="text">
      <style:text-properties officeooo:rsid="00c3109d"/>
    </style:style>
    <style:style style:name="T17" style:family="text">
      <style:text-properties officeooo:rsid="00c43ac7"/>
    </style:style>
    <style:style style:name="T18" style:family="text">
      <style:text-properties officeooo:rsid="00c58cce"/>
    </style:style>
    <style:style style:name="T19" style:family="text">
      <style:text-properties officeooo:rsid="00c68e59"/>
    </style:style>
    <style:style style:name="T20" style:family="text">
      <style:text-properties officeooo:rsid="00c71f1a"/>
    </style:style>
    <style:style style:name="T21" style:family="text">
      <style:text-properties officeooo:rsid="00c77647"/>
    </style:style>
    <style:style style:name="T22" style:family="text">
      <style:text-properties officeooo:rsid="00c86f84"/>
    </style:style>
    <style:style style:name="T23" style:family="text">
      <style:text-properties officeooo:rsid="00c902b0"/>
    </style:style>
    <style:style style:name="T24" style:family="text">
      <style:text-properties officeooo:rsid="00c944d9"/>
    </style:style>
    <style:style style:name="T25" style:family="text">
      <style:text-properties officeooo:rsid="00cb406e"/>
    </style:style>
    <style:style style:name="T26" style:family="text">
      <style:text-properties officeooo:rsid="00cd0507"/>
    </style:style>
    <style:style style:name="T27" style:family="text">
      <style:text-properties officeooo:rsid="00cd6c5b"/>
    </style:style>
    <style:style style:name="T28" style:family="text">
      <style:text-properties officeooo:rsid="00cf5311"/>
    </style:style>
    <style:style style:name="T29" style:family="text">
      <style:text-properties officeooo:rsid="00d073c2"/>
    </style:style>
    <style:style style:name="T30" style:family="text">
      <style:text-properties officeooo:rsid="00d0a307"/>
    </style:style>
    <style:style style:name="T31" style:family="text">
      <style:text-properties officeooo:rsid="00d29a9f"/>
    </style:style>
    <style:style style:name="T32" style:family="text">
      <style:text-properties officeooo:rsid="00d2b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B</text:span><text:span text:style-name="T6">20</text:span><text:span text:style-name="T7">7</text:span><text:span text:style-name="T4">,</text:span><text:span text:style-name="T1"> </text:span><text:span text:style-name="T7">1</text:span><text:span text:style-name="T8">7</text:span><text:span text:style-name="T2">.1</text:span><text:span text:style-name="T5">2</text:span><text:span text:style-name="T2">.2012, </text:span><text:span text:style-name="T9">15:4</text:span><text:span text:style-name="T10">5</text:span><text:span text:style-name="T3"> – </text:span><text:span text:style-name="T32">16:15</text:span></text:p>
      <text:p text:style-name="P2"><text:span text:style-name="T32"/></text:p>
      <text:p text:style-name="P3"><text:span text:style-name="T11">Status of functional specification. Seems to be about finished, some small improvements c</text:span><text:span text:style-name="T28">an</text:span><text:span text:style-name="T11"> be done.</text:span></text:p>
      <text:p text:style-name="P9"/>
      <text:p text:style-name="P7"><text:span text:style-name="T12">Joni-Matti made a template for the technical specification. </text:span><text:span text:style-name="T13">Joni-Matti will start with architecure design (Chapter 3), Mikko Chapter 1 and Tommi Chapter 2. </text:span></text:p>
      <text:p text:style-name="P9"/>
      <text:p text:style-name="P10">Functional spec:</text:p>
      <text:p text:style-name="P9"/>
      <text:p text:style-name="P11">Toolstrip should be added to GUI mockup picture.</text:p>
      <text:p text:style-name="P11"/>
      <text:p text:style-name="P12">Possibility to change or remove the location specified for external dependency.</text:p>
      <text:p text:style-name="P12"/>
      <text:p text:style-name="P5"><text:span text:style-name="T22">Final d</text:span><text:span text:style-name="T19">elivery of f</text:span><text:span text:style-name="T17">unctional specification </text:span><text:span text:style-name="T18">will be </text:span><text:span text:style-name="T20">delayed a bit </text:span><text:span text:style-name="T21">to January. </text:span><text:span text:style-name="T23">The current version will however be </text:span><text:span text:style-name="T24">delivered to Timo </text:span><text:span text:style-name="T25">for checking</text:span><text:span text:style-name="T24"> ASAP.</text:span></text:p>
      <text:p text:style-name="P13"/>
      <text:p text:style-name="P6"><text:span text:style-name="T26">Language modules should be explained in the functional specification. </text:span><text:span text:style-name="T27">Just on a basic level, no implementation specifics.</text:span></text:p>
      <text:p text:style-name="P12"/>
      <text:p text:style-name="P4"><text:span text:style-name="T14">What setting should there be? At least the </text:span><text:span text:style-name="T15">file extensions for </text:span><text:span text:style-name="T16">each analysis plugin.</text:span></text:p>
      <text:p text:style-name="P14"/>
      <text:p text:style-name="P8"><text:span text:style-name="T29">Next meeting will be arranged on the second week of January, </text:span><text:span text:style-name="T30">we'll try to do it </text:span><text:span text:style-name="T31">right away</text:span><text:span text:style-name="T30"> on Mond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M52S</meta:editing-duration>
    <meta:editing-cycles>210</meta:editing-cycles>
    <meta:generator>LibreOffice/3.6$Windows_x86 LibreOffice_project/da8c1e6-fd468f4-454e206-f42a4a9-143cfd</meta:generator>
    <dc:date>2012-12-17T16:13:55.22</dc:date>
    <meta:document-statistic meta:table-count="0" meta:image-count="0" meta:object-count="0" meta:page-count="1" meta:paragraph-count="10" meta:word-count="139" meta:character-count="886" meta:non-whitespace-character-count="756"/>
    <meta:user-defined meta:name="Info 1"/>
    <meta:user-defined meta:name="Info 2"/>
    <meta:user-defined meta:name="Info 3"/>
    <meta:user-defined meta:name="Info 4"/>
  </office:meta>
</office:document-meta>
</file>